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739" officeooo:paragraph-rsid="001c9739"/>
    </style:style>
    <style:style style:name="P2" style:family="paragraph" style:parent-style-name="Text_20_body">
      <style:text-properties officeooo:paragraph-rsid="00211899"/>
    </style:style>
    <style:style style:name="P3" style:family="paragraph" style:parent-style-name="Text_20_body">
      <style:text-properties officeooo:rsid="001f34ec" officeooo:paragraph-rsid="001f4da5"/>
    </style:style>
    <style:style style:name="P4" style:family="paragraph" style:parent-style-name="Title">
      <style:text-properties officeooo:rsid="00211899" officeooo:paragraph-rsid="001f4da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language="en" fo:country="US" officeooo:rsid="001f34ec" officeooo:paragraph-rsid="0024b86b"/>
    </style:style>
    <style:style style:name="P7" style:family="paragraph" style:parent-style-name="Standard">
      <style:text-properties fo:language="en" fo:country="US" officeooo:paragraph-rsid="0024b86b"/>
    </style:style>
    <style:style style:name="P8" style:family="paragraph" style:parent-style-name="Heading_20_1" style:list-style-name="WWNum1">
      <style:paragraph-properties fo:break-before="page"/>
      <style:text-properties officeooo:paragraph-rsid="0024b86b"/>
    </style:style>
    <style:style style:name="P9" style:family="paragraph" style:parent-style-name="Text_20_body">
      <style:text-properties officeooo:rsid="001f34ec" officeooo:paragraph-rsid="001f4da5"/>
    </style:style>
    <style:style style:name="P10" style:family="paragraph" style:parent-style-name="Text_20_body">
      <style:text-properties officeooo:paragraph-rsid="0024b86b"/>
    </style:style>
    <style:style style:name="T1" style:family="text">
      <style:text-properties officeooo:rsid="0021189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mon tools and tips</text:p>
      <text:p text:style-name="P1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Contents_20_Heading">Indholdsfortegnelse</text:p>
          </text:index-title>
          <text:p text:style-name="P5"><text:a xlink:type="simple" xlink:href="#__RefHeading__1477_1772373424" text:style-name="Index_20_Link" text:visited-style-name="Index_20_Link">Git on mac tool<text:tab/>1</text:a></text:p>
          <text:p text:style-name="P5"><text:a xlink:type="simple" xlink:href="#__RefHeading__1479_1772373424" text:style-name="Index_20_Link" text:visited-style-name="Index_20_Link">Agile development in a nutshell<text:tab/>1</text:a></text:p>
          <text:p text:style-name="P5"><text:a xlink:type="simple" xlink:href="#__RefHeading__776_1517317352" text:style-name="Index_20_Link" text:visited-style-name="Index_20_Link">Licence and copyright<text:tab/>2</text:a></text:p>
        </text:index-body>
      </text:table-of-content>
      <text:p text:style-name="P1"/>
      <text:h text:style-name="Heading_20_1" text:outline-level="1"><text:bookmark-start text:name="__RefHeading__1477_1772373424"/>Git <text:span text:style-name="T1">on</text:span> mac tool<text:bookmark-end text:name="__RefHeading__1477_1772373424"/></text:h>
      <text:p text:style-name="Text_20_body"><text:a xlink:type="simple" xlink:href="http://www.wingmanapp.com/" text:style-name="Internet_20_link" text:visited-style-name="Visited_20_Internet_20_Link">http://www.wingmanapp.com/</text:a> - </text:p>
      <text:h text:style-name="Heading_20_1" text:outline-level="1"><text:bookmark-start text:name="__RefHeading__1479_1772373424"/><text:span text:style-name="T1">A</text:span>gile development in a nutshell<text:bookmark-end text:name="__RefHeading__1479_1772373424"/></text:h>
      <text:p text:style-name="P2"><text:span text:style-name="T1">A fast / quick intro to Agile development. Takes </text:span>15 minutte<text:span text:style-name="T1">s</text:span> </text:p>
      <text:p text:style-name="P2"><text:a xlink:type="simple" xlink:href="https://www.youtube.com/watch?v=502ILHjX9EE" text:style-name="Internet_20_link" text:visited-style-name="Visited_20_Internet_20_Link">https://www.youtube.com/watch?v=502ILHjX9EE</text:a> </text:p>
      <text:p text:style-name="P3"/>
      <text:p text:style-name="P3"/>
      <text:list xml:id="list1088443359632143185" text:style-name="WWNum1">
        <text:list-item>
          <text:h text:style-name="P8" text:outline-level="1"><text:bookmark-start text:name="__RefHeading__776_1517317352"/>Licence and copyright<text:bookmark-end text:name="__RefHeading__776_1517317352"/></text:h>
        </text:list-item>
      </text:list>
      <text:p text:style-name="P10">OS2 software is Copyright (c) 2014, OS2 - Offentligt digitaliseringsfællesskab (www.os2web.dk).</text:p>
      <text:p text:style-name="P7">The software is free software; you may use, study, modify and distribute it under the terms of version 2.0 of the Mozilla Public License. See the LICENSE file for details. If a copy of the MPL was not distributed with this file, You can obtain one at http://mozilla.org/MPL/2.0/.</text:p>
      <text:p text:style-name="P7"/>
      <text:p text:style-name="P6">All source code in this and the underlying directories is subject to the terms of the Mozilla Public License, v. 2.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ørn Andersen</meta:initial-creator>
    <meta:creation-date>2014-10-09T10:09:56.243698959</meta:creation-date>
    <dc:date>2014-12-03T13:12:54.626963712</dc:date>
    <dc:creator>Jørn Andersen</dc:creator>
    <meta:editing-duration>PT17M49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14" meta:word-count="126" meta:character-count="805" meta:non-whitespace-character-count="690"/>
  </office:meta>
</office:document-meta>
</file>